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541" officeooo:paragraph-rsid="001ae541"/>
    </style:style>
    <style:style style:name="P2" style:family="paragraph" style:parent-style-name="Standard">
      <style:text-properties officeooo:rsid="001cb77a" officeooo:paragraph-rsid="001cb77a"/>
    </style:style>
    <style:style style:name="P3" style:family="paragraph" style:parent-style-name="Standard">
      <style:text-properties officeooo:rsid="001e02f4" officeooo:paragraph-rsid="001e02f4"/>
    </style:style>
    <style:style style:name="P4" style:family="paragraph" style:parent-style-name="Standard">
      <style:text-properties officeooo:rsid="001e4745" officeooo:paragraph-rsid="001e4745"/>
    </style:style>
    <style:style style:name="P5" style:family="paragraph" style:parent-style-name="Standard">
      <style:text-properties officeooo:rsid="002099e7" officeooo:paragraph-rsid="002099e7"/>
    </style:style>
    <style:style style:name="T1" style:family="text">
      <style:text-properties officeooo:rsid="002008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erenciação celular</text:p>
      <text:p text:style-name="P1"/>
      <text:p text:style-name="P2">Introdução:</text:p>
      <text:p text:style-name="P2"/>
      <text:p text:style-name="P2">Em seres pluricelulares as células atuam como sociedade, e como tal, cabe a cada célula um trabalho a ser desempenhado de forma específica, a este processo de “divisão de cargos” denominamos de Diferenciação Celular. </text:p>
      <text:p text:style-name="P2"/>
      <text:p text:style-name="P2">A medida que o organismo se desenvolve as células dos nervos, musculares e células sanguíneas tornam-se diferentes uma das outras. Essa diferenciação celular ocorre porque as células produzem e acumulam conjuntos diferentes de RNA e de proteínas, isto é, elas expressam diferentes genes </text:p>
      <text:p text:style-name="P2"/>
      <text:p text:style-name="P3">Muitas descrições da divisão celular sugerem que a célula da origem a duas “células-filhas” e estas são idênticas, simétricas, a “célula-mãe”. Porem se esse padrão seguisse não existiriam células diferentes, portanto em algum ponto as <text:s/>células-filhas divergem em algum ponto por receberem diferentes tipos de sinais de desenvolvimento. </text:p>
      <text:p text:style-name="P3"/>
      <text:p text:style-name="P4">Diferenciação: </text:p>
      <text:p text:style-name="P4"/>
      <text:p text:style-name="P4">As células geralmente selecionam os genes que serão expressados sem alterar a sequência de nucleotídeos do próprio DNA. Por exemplo, células individuais removidas de uma cenoura podem regenerar uma planta adulta. Logo, se o DNA fosse <text:span text:style-name="T1">irreversivelmente</text:span> alterado durante o desenvolvimento, os cromossomos de uma célula diferenciada seria incapaz de guiar o desenvolvimento de um organismo inteiro.</text:p>
      <text:p text:style-name="P4"/>
      <text:p text:style-name="P4">Portanto, as células de um organismo diferem não porque elas possuem genes diferentes, mas porque elas o expressam de forma diferente. </text:p>
      <text:p text:style-name="P4"/>
      <text:p text:style-name="P5">Em organismos animais, todas as células partiram de uma célula primordial, o zigoto, ela é dita totipotente, ou seja apresenta a capacidade máxima para a formação celular, possuindo todo a acervo genético para a formação dos diferentes tipos celulare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0:20:40.845282739</meta:creation-date>
    <dc:date>2017-06-03T12:23:30.623431749</dc:date>
    <meta:editing-duration>PT42M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246" meta:character-count="1671" meta:non-whitespace-character-count="1426"/>
  </office:meta>
</office:document-meta>
</file>